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1f28" officeooo:paragraph-rsid="00061f28"/>
    </style:style>
    <style:style style:name="P2" style:family="paragraph" style:parent-style-name="Standard">
      <style:text-properties officeooo:rsid="00061f28" officeooo:paragraph-rsid="00076838"/>
    </style:style>
    <style:style style:name="P3" style:family="paragraph" style:parent-style-name="Standard">
      <style:text-properties officeooo:rsid="00061f28" officeooo:paragraph-rsid="0008dc5e"/>
    </style:style>
    <style:style style:name="P4" style:family="paragraph" style:parent-style-name="Standard">
      <style:text-properties officeooo:rsid="00061f28" officeooo:paragraph-rsid="000c846f"/>
    </style:style>
    <style:style style:name="P5" style:family="paragraph" style:parent-style-name="Standard">
      <style:text-properties officeooo:rsid="001e1c3b" officeooo:paragraph-rsid="00061f28"/>
    </style:style>
    <style:style style:name="P6" style:family="paragraph" style:parent-style-name="Standard">
      <style:text-properties officeooo:rsid="00076838" officeooo:paragraph-rsid="00076838"/>
    </style:style>
    <style:style style:name="P7" style:family="paragraph" style:parent-style-name="Standard">
      <style:text-properties officeooo:rsid="00076838" officeooo:paragraph-rsid="000c675a"/>
    </style:style>
    <style:style style:name="P8" style:family="paragraph" style:parent-style-name="Standard">
      <style:text-properties officeooo:rsid="00076838" officeooo:paragraph-rsid="000ec5a7"/>
    </style:style>
    <style:style style:name="P9" style:family="paragraph" style:parent-style-name="Standard">
      <style:text-properties officeooo:rsid="00076838" officeooo:paragraph-rsid="000f2930"/>
    </style:style>
    <style:style style:name="P10" style:family="paragraph" style:parent-style-name="Standard">
      <style:text-properties fo:font-weight="bold" officeooo:rsid="00076838" officeooo:paragraph-rsid="00076838" style:font-weight-asian="bold" style:font-weight-complex="bold"/>
    </style:style>
    <style:style style:name="P11" style:family="paragraph" style:parent-style-name="Standard">
      <style:text-properties fo:font-weight="bold" officeooo:rsid="00076838" officeooo:paragraph-rsid="000c675a" style:font-weight-asian="bold" style:font-weight-complex="bold"/>
    </style:style>
    <style:style style:name="P12" style:family="paragraph" style:parent-style-name="Standard">
      <style:text-properties fo:font-weight="bold" officeooo:rsid="00061f28" officeooo:paragraph-rsid="000d07ab" style:font-weight-asian="bold" style:font-weight-complex="bold"/>
    </style:style>
    <style:style style:name="P13" style:family="paragraph" style:parent-style-name="Standard">
      <style:text-properties officeooo:rsid="0008dc5e" officeooo:paragraph-rsid="0008dc5e"/>
    </style:style>
    <style:style style:name="P14" style:family="paragraph" style:parent-style-name="Standard">
      <style:text-properties officeooo:rsid="0008dc5e" officeooo:paragraph-rsid="000a9ea3"/>
    </style:style>
    <style:style style:name="P15" style:family="paragraph" style:parent-style-name="Standard">
      <style:text-properties officeooo:rsid="0008dc5e" officeooo:paragraph-rsid="000c5f99"/>
    </style:style>
    <style:style style:name="P16" style:family="paragraph" style:parent-style-name="Standard">
      <style:text-properties officeooo:rsid="0008dc5e" officeooo:paragraph-rsid="000d07ab"/>
    </style:style>
    <style:style style:name="P17" style:family="paragraph" style:parent-style-name="Standard">
      <style:text-properties fo:font-weight="normal" officeooo:rsid="00061f28" officeooo:paragraph-rsid="00076838" style:font-weight-asian="normal" style:font-weight-complex="normal"/>
    </style:style>
    <style:style style:name="P18" style:family="paragraph" style:parent-style-name="Standard">
      <style:text-properties officeooo:rsid="000c846f" officeooo:paragraph-rsid="000c846f"/>
    </style:style>
    <style:style style:name="P19" style:family="paragraph" style:parent-style-name="Standard">
      <style:text-properties officeooo:rsid="000c846f" officeooo:paragraph-rsid="0013ad5a"/>
    </style:style>
    <style:style style:name="P20" style:family="paragraph" style:parent-style-name="Standard">
      <style:text-properties officeooo:rsid="000ec5a7" officeooo:paragraph-rsid="000ec5a7"/>
    </style:style>
    <style:style style:name="P21" style:family="paragraph" style:parent-style-name="Standard">
      <style:text-properties officeooo:rsid="000f8dc2" officeooo:paragraph-rsid="000f8dc2"/>
    </style:style>
    <style:style style:name="P22" style:family="paragraph" style:parent-style-name="Standard">
      <style:text-properties officeooo:rsid="0013ad5a" officeooo:paragraph-rsid="0013ad5a"/>
    </style:style>
    <style:style style:name="P23" style:family="paragraph" style:parent-style-name="Standard">
      <style:text-properties officeooo:paragraph-rsid="0013ad5a"/>
    </style:style>
    <style:style style:name="P24" style:family="paragraph" style:parent-style-name="Standard">
      <style:text-properties officeooo:rsid="001e1c3b" officeooo:paragraph-rsid="00061f28"/>
    </style:style>
    <style:style style:name="P25" style:family="paragraph" style:parent-style-name="Standard">
      <style:text-properties officeooo:rsid="000c675a" officeooo:paragraph-rsid="000c846f"/>
    </style:style>
    <style:style style:name="P26" style:family="paragraph" style:parent-style-name="Standard">
      <style:text-properties officeooo:rsid="00076838" officeooo:paragraph-rsid="00076838"/>
    </style:style>
    <style:style style:name="P27" style:family="paragraph" style:parent-style-name="Standard">
      <style:text-properties officeooo:rsid="00076838" officeooo:paragraph-rsid="000c675a"/>
    </style:style>
    <style:style style:name="P28" style:family="paragraph" style:parent-style-name="Standard">
      <style:text-properties officeooo:rsid="000d07ab" officeooo:paragraph-rsid="000f8dc2"/>
    </style:style>
    <style:style style:name="P29" style:family="paragraph" style:parent-style-name="Standard">
      <style:text-properties officeooo:rsid="000ec5a7" officeooo:paragraph-rsid="000ec5a7"/>
    </style:style>
    <style:style style:name="P30" style:family="paragraph" style:parent-style-name="Standard">
      <style:text-properties officeooo:rsid="000f2930" officeooo:paragraph-rsid="000ec5a7"/>
    </style:style>
    <style:style style:name="P31" style:family="paragraph" style:parent-style-name="Standard">
      <style:text-properties officeooo:rsid="000f2930" officeooo:paragraph-rsid="000f2930"/>
    </style:style>
    <style:style style:name="P32" style:family="paragraph" style:parent-style-name="Standard">
      <style:text-properties officeooo:rsid="000c5f99" officeooo:paragraph-rsid="000c5f99"/>
    </style:style>
    <style:style style:name="P33" style:family="paragraph" style:parent-style-name="Standard">
      <style:text-properties officeooo:rsid="0008dc5e" officeooo:paragraph-rsid="000a9ea3"/>
    </style:style>
    <style:style style:name="P34" style:family="paragraph" style:parent-style-name="Standard">
      <style:text-properties officeooo:rsid="00168389" officeooo:paragraph-rsid="00168389"/>
    </style:style>
    <style:style style:name="P35" style:family="paragraph" style:parent-style-name="Standard">
      <style:text-properties officeooo:rsid="00061f28" officeooo:paragraph-rsid="00061f28"/>
    </style:style>
    <style:style style:name="P36" style:family="paragraph" style:parent-style-name="Standard">
      <style:text-properties officeooo:rsid="00061f28" officeooo:paragraph-rsid="0008dc5e"/>
    </style:style>
    <style:style style:name="P37" style:family="paragraph" style:parent-style-name="Standard">
      <style:text-properties officeooo:rsid="00061f28" officeooo:paragraph-rsid="000c846f"/>
    </style:style>
    <style:style style:name="P3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c675a" officeooo:paragraph-rsid="000c675a"/>
    </style:style>
    <style:style style:name="T1" style:family="text">
      <style:text-properties officeooo:rsid="00061f28"/>
    </style:style>
    <style:style style:name="T2" style:family="text">
      <style:text-properties officeooo:rsid="001eff53"/>
    </style:style>
    <style:style style:name="T3" style:family="text">
      <style:text-properties officeooo:rsid="00076838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08dc5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61f28" style:font-weight-asian="normal" style:font-weight-complex="normal"/>
    </style:style>
    <style:style style:name="T8" style:family="text">
      <style:text-properties fo:font-weight="normal" officeooo:rsid="000c5f99" style:font-weight-asian="normal" style:font-weight-complex="normal"/>
    </style:style>
    <style:style style:name="T9" style:family="text">
      <style:text-properties officeooo:rsid="000a9ea3"/>
    </style:style>
    <style:style style:name="T10" style:family="text">
      <style:text-properties officeooo:rsid="000c5f99"/>
    </style:style>
    <style:style style:name="T11" style:family="text">
      <style:text-properties officeooo:rsid="000c675a"/>
    </style:style>
    <style:style style:name="T12" style:family="text">
      <style:text-properties fo:font-weight="bold" officeooo:rsid="00061f28" style:font-weight-asian="bold" style:font-weight-complex="bold"/>
    </style:style>
    <style:style style:name="T13" style:family="text">
      <style:text-properties officeooo:rsid="000c846f"/>
    </style:style>
    <style:style style:name="T14" style:family="text">
      <style:text-properties officeooo:rsid="000d07ab"/>
    </style:style>
    <style:style style:name="T15" style:family="text">
      <style:text-properties officeooo:rsid="000d77d2"/>
    </style:style>
    <style:style style:name="T16" style:family="text">
      <style:text-properties officeooo:rsid="000ec5a7"/>
    </style:style>
    <style:style style:name="T17" style:family="text">
      <style:text-properties officeooo:rsid="000f2930"/>
    </style:style>
    <style:style style:name="T18" style:family="text">
      <style:text-properties officeooo:rsid="000f8dc2"/>
    </style:style>
    <style:style style:name="T19" style:family="text">
      <style:text-properties officeooo:rsid="0011c1b5"/>
    </style:style>
    <style:style style:name="T20" style:family="text">
      <style:text-properties officeooo:rsid="0013ad5a"/>
    </style:style>
    <style:style style:name="T21" style:family="text">
      <style:text-properties officeooo:rsid="00168389"/>
    </style:style>
    <style:style style:name="T22" style:family="text">
      <style:text-properties officeooo:rsid="0016e6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4">Name: Jaydeep Vasoya</text:p>
      <text:p text:style-name="P1">------------------------------------------------------------------------------------------------------------------------</text:p>
      <text:p text:style-name="P1">----------------------------------------------------------- <text:s/><text:span text:style-name="T13">global data ---------------</text:span></text:p>
      <text:p text:style-name="P18">int *PID_array;</text:p>
      <text:p text:style-name="P19"><text:span text:style-name="Source_20_Text"><text:span text:style-name="T20">#define V 9 <text:s text:c="2"/>// in actuall numer of process</text:span></text:span></text:p>
      <text:p text:style-name="P1">------------------------------------------------------------------------------------------</text:p>
      <text:p text:style-name="P1"/>
      <text:p text:style-name="P1">1) Process information</text:p>
      <text:p text:style-name="P1"><text:s text:c="2"/><text:span text:style-name="T2">typedef struct procedure{</text:span></text:p>
      <text:p text:style-name="P5"><text:tab/>int pid;</text:p>
      <text:p text:style-name="P5"><text:tab/><text:span text:style-name="T21">int src;</text:span></text:p>
      <text:p text:style-name="P5"><text:tab/><text:span text:style-name="T2">int dest;</text:span></text:p>
      <text:p text:style-name="P5"><text:tab/><text:span text:style-name="T21">int weight;</text:span></text:p>
      <text:p text:style-name="P5"><text:tab/> struct <text:span text:style-name="T2">procedure *next</text:span> ; // <text:span text:style-name="T2">next procedure</text:span>;</text:p>
      <text:p text:style-name="P5"><text:tab/>}my_process;</text:p>
      <text:p text:style-name="P1"/>
      <text:p text:style-name="P1">2) A struct to represent adjajoint list</text:p>
      <text:p text:style-name="P1"><text:tab/>typedef struct adjlist_head</text:p>
      <text:p text:style-name="P1"><text:tab/>{</text:p>
      <text:p text:style-name="P1"><text:tab/><text:tab/>struct p *head;</text:p>
      <text:p text:style-name="P1"><text:tab/>}ListHead;</text:p>
      <text:p text:style-name="P1"/>
      <text:p text:style-name="P1">3) A struct to represent the graph</text:p>
      <text:p text:style-name="P1"><text:tab/>typedef sruct graph{</text:p>
      <text:p text:style-name="P1"><text:tab/><text:tab/>int V; <text:s text:c="44"/>// Process ID will assign here</text:p>
      <text:p text:style-name="P1"><text:tab/><text:tab/>List *array;</text:p>
      <text:p text:style-name="P1"><text:tab/>}Graph;</text:p>
      <text:p text:style-name="P1">4) <text:s/>Function to create process;</text:p>
      <text:p text:style-name="P3"><text:span text:style-name="T11">void</text:span> CreateProcess(<text:span text:style-name="T11">Graph **p</text:span>) ;</text:p>
      <text:p text:style-name="P3"><text:tab/>{</text:p>
      <text:p text:style-name="P3"><text:tab/></text:p>
      <text:p text:style-name="P3"/>
      <text:p text:style-name="P3"><text:tab/>//<text:span text:style-name="T11">if graph is not created then wait here for some time</text:span></text:p>
      <text:p text:style-name="P3"><text:tab/><text:span text:style-name="T11">if (!*p)</text:span></text:p>
      <text:p text:style-name="P3"><text:tab/><text:tab/><text:span text:style-name="T11">while(counter--); <text:s text:c="2"/>// If grap is created then call y reference we can check;</text:span></text:p>
      <text:p text:style-name="P3"><text:tab/>// <text:span text:style-name="T11">Read file for finding src and destination</text:span></text:p>
      <text:p text:style-name="P3"><text:tab/><text:span text:style-name="T11">NOTE: WE HAVE ONLY INDEX INFORMATION IN FILE</text:span></text:p>
      <text:p text:style-name="P4"><text:tab/><text:tab/>: <text:span text:style-name="T11">Read data at that index ,so we will have PID of another process where graph edge needs to connect</text:span></text:p>
      <text:p text:style-name="P25"><text:tab/>char *line;</text:p>
      <text:p text:style-name="P25"><text:tab/> while(line=fgets(fp))</text:p>
      <text:p text:style-name="P4"><text:tab/><text:span text:style-name="T13">{</text:span></text:p>
      <text:p text:style-name="P4"><text:tab/><text:tab/>//<text:span text:style-name="T13">line will e like 1-2, 2-3;</text:span></text:p>
      <text:p text:style-name="P4"><text:tab/><text:tab/><text:span text:style-name="T13">src=itoa(c[0]);</text:span></text:p>
      <text:p text:style-name="P4"><text:tab/><text:tab/><text:span text:style-name="T13">dest=itoa(c[2]);</text:span></text:p>
      <text:p text:style-name="P4"><text:tab/><text:tab/><text:span text:style-name="T22">weight=itoa(c[4]);</text:span></text:p>
      <text:p text:style-name="P4"><text:tab/><text:tab/></text:p>
      <text:p text:style-name="P4"><text:tab/><text:tab/>// <text:span text:style-name="T13">Create edge function calling...............................................</text:span></text:p>
      <text:p text:style-name="P4"><text:tab/><text:tab/><text:span text:style-name="T13">addEdge(*p,src,dest,weight);</text:span></text:p>
      <text:p text:style-name="P4"><text:span text:style-name="T13"><text:tab/>}</text:span><text:tab/></text:p>
      <text:p text:style-name="P1"><text:tab/>create radom numer of timer (AS PER PROLEM: Process can finish at any time)</text:p>
      <text:p text:style-name="P1"><text:soft-page-break/><text:tab/></text:p>
      <text:p text:style-name="P1"><text:tab/>while(rand--) ; // decreament counter for existing of process</text:p>
      <text:p text:style-name="P1"><text:tab/></text:p>
      <text:p text:style-name="P1"><text:tab/>}</text:p>
      <text:p text:style-name="P1"/>
      <text:p text:style-name="P1"><text:tab/>//After finishing pocess</text:p>
      <text:p text:style-name="P1"/>
      <text:p text:style-name="P10">NOTE: WE CAN’T USE BELOW as per statement no central procedure to maintain graph</text:p>
      <text:p text:style-name="P1"><text:s text:c="2"/>//implament exit status according to the PID;</text:p>
      <text:p text:style-name="P1"><text:tab/>NOTE: Exist status is caught in main process (in main function) to mainatain graph</text:p>
      <text:p text:style-name="P10">CAN USE:</text:p>
      <text:p text:style-name="P10"><text:tab/>Signaling IPC mechanism to notify all connected edge procedures to update edge information</text:p>
      <text:p text:style-name="P10">/<text:span text:style-name="T4">/ OR e</text:span>lse</text:p>
      <text:p text:style-name="P10"><text:tab/>can Update graph while process is going to die <text:s/>(SEE index (A))</text:p>
      <text:p text:style-name="P10"/>
      <text:p text:style-name="P10">index (A): //Update the graph structure here.</text:p>
      <text:p text:style-name="P10"><text:tab/></text:p>
      <text:p text:style-name="P10"><text:tab/><text:span text:style-name="T16">update_graph(*p,pid,MP);</text:span></text:p>
      <text:p text:style-name="P11"><text:tab/></text:p>
      <text:p text:style-name="P17"><text:tab/>}</text:p>
      <text:p text:style-name="P17"/>
      <text:p text:style-name="P17"/>
      <text:p text:style-name="P1"><text:tab/></text:p>
      <text:p text:style-name="P1">5) Create graph</text:p>
      <text:p text:style-name="P1"/>
      <text:p text:style-name="P1"><text:tab/>Graph* createGraph(<text:span text:style-name="T9">int num_of_process,</text:span>int <text:s/>*<text:span text:style-name="T5">V</text:span>) <text:s/>// <text:span text:style-name="T3">list of process ID number</text:span></text:p>
      <text:p text:style-name="P2"><text:tab/><text:span text:style-name="T3">{</text:span></text:p>
      <text:p text:style-name="P2"><text:tab/><text:tab/><text:span text:style-name="T3">Graph *g=malloc(sizeof(Graph));</text:span></text:p>
      <text:p text:style-name="P2"><text:tab/><text:tab/><text:span text:style-name="T3">g-&gt;V =num_of_process;</text:span></text:p>
      <text:p text:style-name="P2"><text:tab/><text:tab/>// <text:span text:style-name="T3">Create graph array</text:span></text:p>
      <text:p text:style-name="P2"><text:tab/><text:tab/><text:span text:style-name="T3">g-&gt;array=malloc((g-&gt;V) *sizeof(List));</text:span></text:p>
      <text:p text:style-name="P2"><text:tab/><text:tab/></text:p>
      <text:p text:style-name="P2"><text:tab/><text:tab/>//<text:span text:style-name="T3">Initiallize each list </text:span></text:p>
      <text:p text:style-name="P2"><text:tab/><text:tab/><text:span text:style-name="T3">int i;</text:span></text:p>
      <text:p text:style-name="P2"><text:tab/><text:tab/><text:span text:style-name="T3">for(i=0;i&lt;(g-&gt;V);i++)</text:span></text:p>
      <text:p text:style-name="P2"><text:tab/><text:tab/><text:tab/><text:span text:style-name="T3">g-&gt;array[V[i]].head=NULL;</text:span></text:p>
      <text:p text:style-name="P2"><text:tab/><text:tab/><text:span text:style-name="T9">return g;</text:span></text:p>
      <text:p text:style-name="P6"><text:tab/>}</text:p>
      <text:p text:style-name="P21">my_process* allocNode(int pid)</text:p>
      <text:p text:style-name="P21">{</text:p>
      <text:p text:style-name="P21"><text:tab/>my_process *temp=malloc(sizeof(my_process));</text:p>
      <text:p text:style-name="P21"><text:tab/>temp-&gt;dest=0;</text:p>
      <text:p text:style-name="P21"><text:tab/>temp-&gt;next=NULL;</text:p>
      <text:p text:style-name="P21"><text:tab/>return temp;</text:p>
      <text:p text:style-name="P21">}</text:p>
      <text:p text:style-name="P2"/>
      <text:p text:style-name="P6"><text:span text:style-name="T16">6</text:span>) Add edge to graph</text:p>
      <text:p text:style-name="P6"><text:tab/><text:span text:style-name="T11">void addEdge(Graph *g,int src, int dest,int w)</text:span></text:p>
      <text:p text:style-name="P7"><text:tab/><text:span text:style-name="T11">{<text:tab/></text:span></text:p>
      <text:p text:style-name="P7"><text:tab/><text:tab/><text:span text:style-name="T15">int m_src=PID_array[src];</text:span></text:p>
      <text:p text:style-name="P7"><text:tab/><text:tab/><text:span text:style-name="T15">int m_dest=PID_array[dest];</text:span></text:p>
      <text:p text:style-name="P7"><text:soft-page-break/><text:tab/><text:tab/><text:span text:style-name="T14">my_process <text:s/>*newNode=allocNode(m_dest);</text:span></text:p>
      <text:p text:style-name="P7"><text:tab/><text:tab/><text:span text:style-name="T21">newNode-&gt;weight=w;</text:span></text:p>
      <text:p text:style-name="P7"><text:tab/><text:tab/><text:span text:style-name="T18">newNode-&gt;next= g-&gt;array[m_src].head;</text:span></text:p>
      <text:p text:style-name="P7"><text:tab/><text:tab/><text:span text:style-name="T15">g-&gt;array[PID_array[src]].head=newNode;</text:span></text:p>
      <text:p text:style-name="P7"/>
      <text:p text:style-name="P7"><text:tab/><text:tab/>// <text:span text:style-name="T15">our graph is unidirected</text:span></text:p>
      <text:p text:style-name="P7"><text:tab/><text:tab/></text:p>
      <text:p text:style-name="P28"><text:tab/><text:tab/>my_process <text:s/>*newNode=allocNode(m_src);</text:p>
      <text:p text:style-name="P28"><text:tab/><text:tab/><text:span text:style-name="T21">newNode-&gt;weight=w;</text:span></text:p>
      <text:p text:style-name="P8"><text:tab/><text:tab/><text:span text:style-name="T15">newNode-&gt;next= g-&gt;array[m_dest].head;</text:span></text:p>
      <text:p text:style-name="P8"><text:tab/><text:tab/><text:span text:style-name="T15">g-&gt;array[PID_array[dest]].head=newNode;</text:span></text:p>
      <text:p text:style-name="P20">}</text:p>
      <text:p text:style-name="P20"/>
      <text:p text:style-name="P8"/>
      <text:p text:style-name="P20">\\ when any process is going to delete while time out will update the graph</text:p>
      <text:p text:style-name="P8"/>
      <text:p text:style-name="P20">7) Update_graph(Graph *g,int pid,my_process *MP)</text:p>
      <text:p text:style-name="P8"><text:tab/><text:span text:style-name="T16">{</text:span></text:p>
      <text:p text:style-name="P8"><text:tab/><text:tab/>// <text:span text:style-name="T17">2 cases we will handle here</text:span></text:p>
      <text:p text:style-name="P30"><text:tab/>1) delete process at linked list</text:p>
      <text:p text:style-name="P9"><text:tab/><text:span text:style-name="T17">{</text:span></text:p>
      <text:p text:style-name="P9"><text:tab/><text:tab/><text:span text:style-name="T17">read the file if any src / dst contins this PID process then find in linked list and delete it and adjust next procedure;</text:span></text:p>
      <text:p text:style-name="P31"><text:tab/>}</text:p>
      <text:p text:style-name="P31">2) delete whole procedure from PID_array \</text:p>
      <text:p text:style-name="P9"><text:tab/><text:span text:style-name="T17">{</text:span></text:p>
      <text:p text:style-name="P9"><text:tab/><text:tab/><text:span text:style-name="T17">free all process data of linked list of that process</text:span></text:p>
      <text:p text:style-name="P9"><text:tab/><text:tab/><text:span text:style-name="T17">and keep PID_array[pid]= NULL;</text:span></text:p>
      <text:p text:style-name="P31"><text:tab/>}</text:p>
      <text:p text:style-name="P8"><text:tab/><text:tab/><text:tab/><text:tab/><text:tab/></text:p>
      <text:p text:style-name="P38"><text:tab/>}</text:p>
      <text:p text:style-name="P2"/>
      <text:p text:style-name="P2"><text:span text:style-name="Source_20_Text">int</text:span> <text:span text:style-name="Source_20_Text">minDistance(int</text:span> <text:span text:style-name="Source_20_Text">dist[], bool</text:span> <text:span text:style-name="Source_20_Text">sptSet[])</text:span></text:p>
      <text:p text:style-name="Standard"><text:span text:style-name="Source_20_Text">{</text:span></text:p>
      <text:p text:style-name="Standard"><text:span text:style-name="Source_20_Text">   // Initialize min value</text:span></text:p>
      <text:p text:style-name="Standard"><text:span text:style-name="Source_20_Text">   int</text:span> <text:span text:style-name="Source_20_Text">min = INT_MAX, min_index;</text:span></text:p>
      <text:p text:style-name="Standard"><text:span text:style-name="Source_20_Text"> </text:span> </text:p>
      <text:p text:style-name="Standard"><text:span text:style-name="Source_20_Text">   for</text:span> <text:span text:style-name="Source_20_Text">(int</text:span> <text:span text:style-name="Source_20_Text">v = 0; v &lt; V; v++)</text:span></text:p>
      <text:p text:style-name="Standard"><text:span text:style-name="Source_20_Text">     if</text:span> <text:span text:style-name="Source_20_Text">(sptSet[v] == false</text:span> <text:span text:style-name="Source_20_Text">&amp;&amp; dist[v] &lt;= min)</text:span></text:p>
      <text:p text:style-name="Standard"><text:span text:style-name="Source_20_Text">         min = dist[v], min_index = v;</text:span></text:p>
      <text:p text:style-name="Standard"><text:span text:style-name="Source_20_Text"> </text:span> </text:p>
      <text:p text:style-name="Standard"><text:span text:style-name="Source_20_Text">   return</text:span> <text:span text:style-name="Source_20_Text">min_index;</text:span></text:p>
      <text:p text:style-name="Standard"><text:span text:style-name="Source_20_Text">}</text:span></text:p>
      <text:p text:style-name="Standard"><text:span text:style-name="Source_20_Text"> </text:span> </text:p>
      <text:p text:style-name="Standard"><text:span text:style-name="Source_20_Text">// A utility function to print the constructed distance array</text:span></text:p>
      <text:p text:style-name="Standard"><text:span text:style-name="Source_20_Text">int</text:span> <text:span text:style-name="Source_20_Text">printSolution(int</text:span> <text:span text:style-name="Source_20_Text">dist[], int</text:span> <text:span text:style-name="Source_20_Text">n)</text:span></text:p>
      <text:p text:style-name="Standard"><text:span text:style-name="Source_20_Text">{</text:span></text:p>
      <text:p text:style-name="Standard"><text:span text:style-name="Source_20_Text">   printf("Vertex   Distance from Source\n");</text:span></text:p>
      <text:p text:style-name="Standard"><text:span text:style-name="Source_20_Text">   for</text:span> <text:span text:style-name="Source_20_Text">(int</text:span> <text:span text:style-name="Source_20_Text">i = 0; i &lt; V; i++)</text:span></text:p>
      <text:p text:style-name="Standard"><text:span text:style-name="Source_20_Text">      printf("%d \t\t %d\n", i, dist[i]);</text:span></text:p>
      <text:p text:style-name="Standard"><text:span text:style-name="Source_20_Text">}</text:span></text:p>
      <text:p text:style-name="Standard"><text:soft-page-break/><text:span text:style-name="Source_20_Text"> </text:span> </text:p>
      <text:p text:style-name="P2">-----------------------------------------------------------------------------------------</text:p>
      <text:p text:style-name="P2"/>
      <text:p text:style-name="P22">void dijsktra(Graph *p,int src)</text:p>
      <text:p text:style-name="P22">{</text:p>
      <text:p text:style-name="P22"><text:tab/>/// Sorry copied from google</text:p>
      <text:p text:style-name="P22"/>
      <text:p text:style-name="P23"><text:span text:style-name="T20"><text:tab/></text:span><text:span text:style-name="Source_20_Text">     int</text:span> <text:span text:style-name="Source_20_Text">dist[V];     // The output array.  dist[i] will hold the shortest</text:span></text:p>
      <text:p text:style-name="Standard"><text:span text:style-name="Source_20_Text">                      // distance from src to i</text:span></text:p>
      <text:p text:style-name="Standard"><text:span text:style-name="Source_20_Text"> </text:span> </text:p>
      <text:p text:style-name="Standard"><text:span text:style-name="Source_20_Text">     bool</text:span> <text:span text:style-name="Source_20_Text">sptSet[V]; // sptSet[i] will true if vertex i is included in shortest</text:span></text:p>
      <text:p text:style-name="Standard"><text:span text:style-name="Source_20_Text">                     // path tree or shortest distance from src to i is finalized</text:span></text:p>
      <text:p text:style-name="Standard"><text:span text:style-name="Source_20_Text"> </text:span> </text:p>
      <text:p text:style-name="Standard"><text:span text:style-name="Source_20_Text">     // Initialize all distances as INFINITE and stpSet[] as false</text:span></text:p>
      <text:p text:style-name="Standard"><text:span text:style-name="Source_20_Text">     for</text:span> <text:span text:style-name="Source_20_Text">(int</text:span> <text:span text:style-name="Source_20_Text">i = 0; i &lt; V; i++)</text:span></text:p>
      <text:p text:style-name="Standard"><text:span text:style-name="Source_20_Text">        dist[i] = INT_MAX, sptSet[i] = false;</text:span></text:p>
      <text:p text:style-name="Standard"><text:span text:style-name="Source_20_Text"> </text:span> </text:p>
      <text:p text:style-name="Standard"><text:span text:style-name="Source_20_Text">     // Distance of source vertex from itself is always 0</text:span></text:p>
      <text:p text:style-name="Standard"><text:span text:style-name="Source_20_Text">     dist[src] = 0;</text:span></text:p>
      <text:p text:style-name="Standard"><text:span text:style-name="Source_20_Text"> </text:span> </text:p>
      <text:p text:style-name="Standard"><text:span text:style-name="Source_20_Text">     // Find shortest path for all vertices</text:span></text:p>
      <text:p text:style-name="Standard"><text:span text:style-name="Source_20_Text">     for</text:span> <text:span text:style-name="Source_20_Text">(int</text:span> <text:span text:style-name="Source_20_Text">count = 0; count &lt; V-1; count++)</text:span></text:p>
      <text:p text:style-name="Standard"><text:span text:style-name="Source_20_Text">     {</text:span></text:p>
      <text:p text:style-name="Standard"><text:span text:style-name="Source_20_Text">       // Pick the minimum distance vertex from the set of vertices not</text:span></text:p>
      <text:p text:style-name="Standard"><text:span text:style-name="Source_20_Text">       // yet processed. u is always equal to src in first iteration.</text:span></text:p>
      <text:p text:style-name="Standard"><text:span text:style-name="Source_20_Text">       int</text:span> <text:span text:style-name="Source_20_Text">u = minDistance(dist, sptSet);</text:span></text:p>
      <text:p text:style-name="Standard"><text:span text:style-name="Source_20_Text"> </text:span> </text:p>
      <text:p text:style-name="Standard"><text:span text:style-name="Source_20_Text">       // Mark the picked vertex as processed</text:span></text:p>
      <text:p text:style-name="Standard"><text:span text:style-name="Source_20_Text">       sptSet[u] = true;</text:span></text:p>
      <text:p text:style-name="Standard"><text:span text:style-name="Source_20_Text"> </text:span> </text:p>
      <text:p text:style-name="Standard"><text:span text:style-name="Source_20_Text">       // Update dist value of the adjacent vertices of the picked vertex.</text:span></text:p>
      <text:p text:style-name="Standard"><text:span text:style-name="Source_20_Text">       for</text:span> <text:span text:style-name="Source_20_Text">(int</text:span> <text:span text:style-name="Source_20_Text">v = 0; v &lt; V; v++)</text:span></text:p>
      <text:p text:style-name="Standard"><text:span text:style-name="Source_20_Text"> </text:span> </text:p>
      <text:p text:style-name="Standard"><text:span text:style-name="Source_20_Text">         // Update dist[v] only if is not in sptSet, there is an edge from </text:span></text:p>
      <text:p text:style-name="Standard"><text:span text:style-name="Source_20_Text">         // u to v, and total weight of path from src to  v through u is </text:span></text:p>
      <text:p text:style-name="Standard"><text:span text:style-name="Source_20_Text">         // smaller than current value of dist[v]</text:span></text:p>
      <text:p text:style-name="Standard"><text:span text:style-name="Source_20_Text">         if</text:span> <text:span text:style-name="Source_20_Text">(!sptSet[v] &amp;&amp; graph[u][v] &amp;&amp; dist[u] != INT_MAX </text:span></text:p>
      <text:p text:style-name="Standard"><text:span text:style-name="Source_20_Text">                                       &amp;&amp; dist[u]+graph[u][v] &lt; dist[v])</text:span></text:p>
      <text:p text:style-name="Standard"><text:span text:style-name="Source_20_Text">            dist[v] = dist[u] + graph[u][v];</text:span></text:p>
      <text:p text:style-name="Standard"><text:span text:style-name="Source_20_Text">     }</text:span></text:p>
      <text:p text:style-name="Standard"><text:span text:style-name="Source_20_Text"> </text:span> </text:p>
      <text:p text:style-name="Standard"><text:span text:style-name="Source_20_Text">     // print the constructed distance array</text:span></text:p>
      <text:p text:style-name="Standard"><text:span text:style-name="Source_20_Text">     printSolution(dist, V);</text:span></text:p>
      <text:p text:style-name="P22"><text:soft-page-break/></text:p>
      <text:p text:style-name="P22">}</text:p>
      <text:p text:style-name="P2"/>
      <text:p text:style-name="P2"/>
      <text:p text:style-name="P13">main(int argc,char **argv)</text:p>
      <text:p text:style-name="P13">{</text:p>
      <text:p text:style-name="P13"><text:tab/>//ask user for process number</text:p>
      <text:p text:style-name="P13"><text:tab/>//create numer of process what we need</text:p>
      <text:p text:style-name="P13"/>
      <text:p text:style-name="P13"><text:tab/><text:span text:style-name="T11">Graph *p=NULL;</text:span></text:p>
      <text:p text:style-name="P13"><text:s text:c="9"/>//<text:span text:style-name="T10">File that have dumped edge connection information;</text:span></text:p>
      <text:p text:style-name="P13"><text:tab/><text:span text:style-name="T10">FILE *fp=open(“common.txt”,”w”);</text:span></text:p>
      <text:p text:style-name="P13"/>
      <text:p text:style-name="P13"/>
      <text:p text:style-name="P13"><text:tab/>PID_array=<text:span text:style-name="T14">c</text:span>alloc(<text:span text:style-name="T14">0,</text:span>sizeof(num*sizeof(int))); <text:s/>//<text:span text:style-name="T11">this one is global</text:span></text:p>
      <text:p text:style-name="P13"><text:tab/>int j=0;</text:p>
      <text:p text:style-name="P13"><text:tab/>for(i=0;i&lt;num;i++)</text:p>
      <text:p text:style-name="P13"><text:tab/><text:tab/>{</text:p>
      <text:p text:style-name="P13"><text:tab/><text:tab/><text:tab/>//Error handle</text:p>
      <text:p text:style-name="P13"><text:tab/><text:tab/><text:tab/>if(fork()==-1)</text:p>
      <text:p text:style-name="P13"><text:tab/><text:tab/><text:tab/><text:tab/>perror(“Creating process\n”);</text:p>
      <text:p text:style-name="P13"><text:tab/><text:tab/><text:tab/>if(fork()==0)</text:p>
      <text:p text:style-name="P13"><text:tab/><text:tab/><text:tab/><text:tab/>{</text:p>
      <text:p text:style-name="P13"><text:tab/><text:tab/><text:tab/><text:tab/><text:tab/>// call createprocess function </text:p>
      <text:p text:style-name="P15"><text:tab/><text:tab/><text:tab/><text:tab/><text:tab/><text:span text:style-name="T1">int </text:span>PID_array[j++]=<text:span text:style-name="T10">getpid();</text:span></text:p>
      <text:p text:style-name="P16"><text:tab/><text:tab/><text:tab/><text:tab/><text:tab/><text:span text:style-name="T7">//here we will replace as a sparate programm suing exec</text:span><text:span text:style-name="T12">();</text:span></text:p>
      <text:p text:style-name="P12"/>
      <text:p text:style-name="P12"><text:span text:style-name="T6"><text:tab/><text:tab/><text:tab/><text:tab/><text:tab/></text:span><text:span text:style-name="T8">exec(“common_path”,NULL)</text:span><text:span text:style-name="T10">;</text:span></text:p>
      <text:p text:style-name="P32"><text:tab/><text:tab/><text:tab/><text:tab/><text:tab/>CreateProcess(&amp;p); <text:s text:c="24"/></text:p>
      <text:p text:style-name="P13"><text:span text:style-name="T1"><text:tab/><text:tab/><text:tab/><text:tab/><text:tab/>//</text:span>Update <text:span text:style-name="T1"><text:s/></text:span>PID_array to send while creating graph</text:p>
      <text:p text:style-name="P13"><text:tab/><text:tab/><text:tab/><text:tab/>}</text:p>
      <text:p text:style-name="P13"><text:tab/><text:tab/><text:tab/></text:p>
      <text:p text:style-name="P13"><text:tab/><text:tab/>}</text:p>
      <text:p text:style-name="P13"><text:tab/><text:span text:style-name="T10">we have array of process IDs</text:span></text:p>
      <text:p text:style-name="P13"/>
      <text:p text:style-name="P13"><text:tab/>// Call the create graph funtion</text:p>
      <text:p text:style-name="P14"><text:tab/><text:span text:style-name="T9">p=createGraph(num,PID_array) ;</text:span></text:p>
      <text:p text:style-name="P14"><text:s/></text:p>
      <text:p text:style-name="P14">// <text:span text:style-name="T11">Update edge is done by processes by readig file data;</text:span></text:p>
      <text:p text:style-name="P14"><text:tab/></text:p>
      <text:p text:style-name="P14"/>
      <text:p text:style-name="P14">//<text:span text:style-name="T21">1)</text:span> <text:span text:style-name="T19">Find the shortest path..............</text:span></text:p>
      <text:p text:style-name="P14">// <text:span text:style-name="T20">can wait for process to connect each other</text:span></text:p>
      <text:p text:style-name="P14"/>
      <text:p text:style-name="P14"><text:span text:style-name="T20">dijsktra(p,0);</text:span><text:tab/></text:p>
      <text:p text:style-name="P14"/>
      <text:p text:style-name="P34">// 2) Find minimum spanning tree</text:p>
      <text:p text:style-name="P34"/>
      <text:p text:style-name="P34"/>
      <text:p text:style-name="P14"><text:tab/></text:p>
      <text:p text:style-name="P1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7T12:49:58.721490898</meta:creation-date>
    <dc:date>2017-06-17T15:25:29.145883796</dc:date>
    <meta:editing-duration>PT27M46S</meta:editing-duration>
    <meta:editing-cycles>5</meta:editing-cycles>
    <meta:generator>LibreOffice/5.1.6.2$Linux_x86 LibreOffice_project/10m0$Build-2</meta:generator>
    <meta:document-statistic meta:table-count="0" meta:image-count="0" meta:object-count="0" meta:page-count="5" meta:paragraph-count="214" meta:word-count="862" meta:character-count="6352" meta:non-whitespace-character-count="5052"/>
  </office:meta>
</office:document-meta>
</file>